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1"/>
    </style:style>
    <style:style style:name="P2" style:family="paragraph" style:parent-style-name="normal">
      <style:paragraph-properties fo:margin-top="0.1665in" fo:margin-bottom="0.1665in" loext:contextual-spacing="false" fo:line-height="100%"/>
    </style:style>
    <style:style style:name="P3" style:family="paragraph" style:parent-style-name="normal">
      <style:paragraph-properties fo:margin-top="0.1665in" fo:margin-bottom="0.1665in" loext:contextual-spacing="false" fo:line-height="100%" fo:break-before="auto" fo:break-after="auto"/>
      <style:text-properties fo:font-weight="bold" style:font-weight-asian="bold"/>
    </style:style>
    <style:style style:name="P4" style:family="paragraph" style:parent-style-name="normal">
      <style:paragraph-properties fo:margin-top="0.1665in" fo:margin-bottom="0.1665in" loext:contextual-spacing="false" fo:line-height="100%" fo:break-before="auto" fo:break-after="auto"/>
    </style:style>
    <style:style style:name="P5" style:family="paragraph" style:parent-style-name="normal">
      <loext:graphic-properties draw:fill="solid" draw:fill-color="#fff2cc"/>
      <style:paragraph-properties fo:margin-top="0.1665in" fo:margin-bottom="0.1665in" loext:contextual-spacing="false" fo:line-height="100%" fo:break-before="auto" fo:break-after="auto" fo:background-color="#fff2cc" fo:padding="0in" fo:border="0.99pt solid #000000"/>
      <style:text-properties officeooo:paragraph-rsid="00192476"/>
    </style:style>
    <style:style style:name="P6" style:family="paragraph" style:parent-style-name="normal">
      <loext:graphic-properties draw:fill="solid" draw:fill-color="#fff2cc"/>
      <style:paragraph-properties fo:margin-top="0.1665in" fo:margin-bottom="0.1665in" loext:contextual-spacing="false" fo:line-height="100%" fo:break-before="auto" fo:break-after="auto" fo:background-color="#fff2cc" fo:padding="0in" fo:border="0.99pt solid #000000"/>
      <style:text-properties officeooo:paragraph-rsid="001c0cc2"/>
    </style:style>
    <style:style style:name="P7" style:family="paragraph" style:parent-style-name="normal">
      <loext:graphic-properties draw:fill="solid" draw:fill-color="#fff2cc"/>
      <style:paragraph-properties fo:margin-top="0.1665in" fo:margin-bottom="0.1665in" loext:contextual-spacing="false" fo:line-height="100%" fo:break-before="auto" fo:break-after="auto" fo:background-color="#fff2cc" fo:padding="0in" fo:border="0.99pt solid #000000"/>
      <style:text-properties officeooo:paragraph-rsid="001d5aa7"/>
    </style:style>
    <style:style style:name="P8" style:family="paragraph" style:parent-style-name="normal">
      <loext:graphic-properties draw:fill="solid" draw:fill-color="#fff2cc"/>
      <style:paragraph-properties fo:margin-top="0.1665in" fo:margin-bottom="0.1665in" loext:contextual-spacing="false" fo:line-height="100%" fo:break-before="auto" fo:break-after="auto" fo:background-color="#fff2cc" fo:padding="0in" fo:border="0.99pt solid #000000"/>
      <style:text-properties officeooo:paragraph-rsid="0020d267"/>
    </style:style>
    <style:style style:name="P9" style:family="paragraph" style:parent-style-name="normal">
      <loext:graphic-properties draw:fill="solid" draw:fill-color="#fff2cc"/>
      <style:paragraph-properties fo:margin-top="0.1665in" fo:margin-bottom="0.1665in" loext:contextual-spacing="false" fo:line-height="100%" fo:background-color="#fff2cc" fo:padding="0in" fo:border="0.99pt solid #000000"/>
      <style:text-properties officeooo:paragraph-rsid="00192476"/>
    </style:style>
    <style:style style:name="P10" style:family="paragraph" style:parent-style-name="normal">
      <loext:graphic-properties draw:fill="solid" draw:fill-color="#fff2cc"/>
      <style:paragraph-properties fo:break-before="auto" fo:break-after="auto" fo:background-color="#fff2cc" fo:padding="0in" fo:border="0.99pt solid #000000"/>
    </style:style>
    <style:style style:name="P11" style:family="paragraph" style:parent-style-name="normal">
      <loext:graphic-properties draw:fill="solid" draw:fill-color="#fff2cc"/>
      <style:paragraph-properties fo:break-before="auto" fo:break-after="auto" fo:background-color="#fff2cc" fo:padding="0in" fo:border="0.99pt solid #000000"/>
      <style:text-properties officeooo:rsid="00192476" officeooo:paragraph-rsid="00192476"/>
    </style:style>
    <style:style style:name="P12" style:family="paragraph" style:parent-style-name="normal">
      <loext:graphic-properties draw:fill="solid" draw:fill-color="#fff2cc"/>
      <style:paragraph-properties fo:break-before="auto" fo:break-after="auto" fo:background-color="#fff2cc" fo:padding="0in" fo:border="0.99pt solid #000000"/>
      <style:text-properties officeooo:rsid="001ad757" officeooo:paragraph-rsid="001ad757"/>
    </style:style>
    <style:style style:name="P13" style:family="paragraph" style:parent-style-name="normal">
      <loext:graphic-properties draw:fill="solid" draw:fill-color="#fff2cc"/>
      <style:paragraph-properties fo:break-before="auto" fo:break-after="auto" fo:background-color="#fff2cc" fo:padding="0in" fo:border="0.99pt solid #000000"/>
      <style:text-properties officeooo:rsid="001c0cc2" officeooo:paragraph-rsid="001c0cc2"/>
    </style:style>
    <style:style style:name="P14" style:family="paragraph" style:parent-style-name="normal">
      <loext:graphic-properties draw:fill="solid" draw:fill-color="#fff2cc"/>
      <style:paragraph-properties fo:break-before="auto" fo:break-after="auto" fo:background-color="#fff2cc" fo:padding="0in" fo:border="0.99pt solid #000000"/>
      <style:text-properties officeooo:rsid="001d5aa7" officeooo:paragraph-rsid="001d5aa7"/>
    </style:style>
    <style:style style:name="P15" style:family="paragraph" style:parent-style-name="normal">
      <loext:graphic-properties draw:fill="solid" draw:fill-color="#fff2cc"/>
      <style:paragraph-properties fo:line-height="100%" fo:break-before="auto" fo:break-after="auto" fo:background-color="#fff2cc" fo:padding="0in" fo:border="0.99pt solid #000000"/>
      <style:text-properties officeooo:paragraph-rsid="001d5aa7"/>
    </style:style>
    <style:style style:name="P16" style:family="paragraph" style:parent-style-name="normal">
      <loext:graphic-properties draw:fill="solid" draw:fill-color="#fff2cc"/>
      <style:paragraph-properties fo:break-before="auto" fo:break-after="auto" fo:background-color="#fff2cc" fo:padding="0in" fo:border="0.99pt solid #000000"/>
      <style:text-properties officeooo:rsid="001ef8db" officeooo:paragraph-rsid="001ef8db"/>
    </style:style>
    <style:style style:name="P17" style:family="paragraph" style:parent-style-name="normal">
      <loext:graphic-properties draw:fill="solid" draw:fill-color="#fff2cc"/>
      <style:paragraph-properties fo:break-before="auto" fo:break-after="auto" fo:background-color="#fff2cc" fo:padding="0in" fo:border="0.99pt solid #000000"/>
      <style:text-properties officeooo:rsid="0020d267" officeooo:paragraph-rsid="0020d267"/>
    </style:style>
    <style:style style:name="P18" style:family="paragraph" style:parent-style-name="normal">
      <style:paragraph-properties fo:break-before="auto" fo:break-after="auto"/>
    </style:style>
    <style:style style:name="P19" style:family="paragraph" style:parent-style-name="normal">
      <style:paragraph-properties fo:line-height="100%" fo:break-before="auto" fo:break-after="auto"/>
    </style:style>
    <style:style style:name="P20" style:family="paragraph" style:parent-style-name="normal">
      <style:paragraph-properties fo:line-height="100%" fo:break-before="auto" fo:break-after="auto"/>
      <style:text-properties style:font-name="Courier New" style:font-name-asian="Courier New1" style:font-name-complex="Courier New1"/>
    </style:style>
    <style:style style:name="P21" style:family="paragraph" style:parent-style-name="normal">
      <style:paragraph-properties fo:margin-top="0.1665in" fo:margin-bottom="0in" loext:contextual-spacing="false" fo:line-height="100%" fo:break-before="auto" fo:break-after="auto"/>
    </style:style>
    <style:style style:name="P22" style:family="paragraph" style:parent-style-name="normal" style:list-style-name="WWNum1">
      <style:paragraph-properties fo:margin-left="0.5in" fo:margin-right="0in" fo:margin-top="0in" fo:margin-bottom="0in" loext:contextual-spacing="false" fo:line-height="150%" fo:text-indent="-0.25in" style:auto-text-indent="false" fo:break-before="auto" fo:break-after="auto"/>
    </style:style>
    <style:style style:name="P23" style:family="paragraph" style:parent-style-name="normal" style:list-style-name="WWNum1">
      <style:paragraph-properties fo:margin-left="0.5in" fo:margin-right="0in" fo:line-height="150%" fo:text-indent="-0.25in" style:auto-text-indent="false" fo:break-before="auto" fo:break-after="auto"/>
    </style:style>
    <style:style style:name="P24" style:family="paragraph" style:parent-style-name="normal">
      <style:paragraph-properties fo:margin-top="0in" fo:margin-bottom="0in" loext:contextual-spacing="false" fo:line-height="100%" fo:break-before="auto" fo:break-after="auto"/>
    </style:style>
    <style:style style:name="P25" style:family="paragraph" style:parent-style-name="normal">
      <style:paragraph-properties fo:margin-left="0in" fo:margin-right="0in" fo:line-height="100%" fo:text-indent="0.5in" style:auto-text-indent="false" fo:break-before="auto" fo:break-after="auto"/>
    </style:style>
    <style:style style:name="P26" style:family="paragraph" style:parent-style-name="normal">
      <style:paragraph-properties fo:margin-left="0in" fo:margin-right="0in" fo:line-height="100%" fo:text-indent="0.5in" style:auto-text-indent="false" fo:break-before="auto" fo:break-after="auto"/>
      <style:text-properties style:font-name="Courier New" style:font-name-asian="Courier New1" style:font-name-complex="Courier New1"/>
    </style:style>
    <style:style style:name="P27" style:family="paragraph" style:parent-style-name="normal">
      <style:paragraph-properties fo:margin-left="0in" fo:margin-right="0in" fo:line-height="100%" fo:text-indent="0in" style:auto-text-indent="false" fo:break-before="auto" fo:break-after="auto"/>
    </style:style>
    <style:style style:name="P28" style:family="paragraph" style:parent-style-name="normal">
      <loext:graphic-properties draw:fill="solid" draw:fill-color="#fff2cc"/>
      <style:paragraph-properties fo:background-color="#fff2cc" fo:padding="0in" fo:border="0.99pt solid #000000"/>
      <style:text-properties officeooo:rsid="00192476" officeooo:paragraph-rsid="00192476"/>
    </style:style>
    <style:style style:name="P29" style:family="paragraph" style:parent-style-name="normal">
      <loext:graphic-properties draw:fill="solid" draw:fill-color="#fff2cc"/>
      <style:paragraph-properties fo:background-color="#fff2cc" fo:padding="0in" fo:border="0.99pt solid #000000"/>
    </style:style>
    <style:style style:name="P30" style:family="paragraph" style:parent-style-name="normal">
      <loext:graphic-properties draw:fill="solid" draw:fill-color="#fff2cc"/>
      <style:paragraph-properties fo:background-color="#fff2cc" fo:padding="0in" fo:border="0.99pt solid #000000"/>
      <style:text-properties officeooo:rsid="001c0cc2" officeooo:paragraph-rsid="001c0cc2"/>
    </style:style>
    <style:style style:name="P31" style:family="paragraph" style:parent-style-name="Heading_20_2">
      <style:paragraph-properties fo:margin-top="0.1665in" fo:margin-bottom="0.1665in" loext:contextual-spacing="false" fo:line-height="100%" fo:keep-together="auto" fo:break-before="auto" fo:break-after="auto" fo:keep-with-next="auto"/>
    </style:style>
    <style:style style:name="P32" style:family="paragraph" style:parent-style-name="Heading_20_2">
      <style:paragraph-properties fo:margin-top="0.25in" fo:margin-bottom="0.0555in" loext:contextual-spacing="false" fo:line-height="100%" fo:keep-together="auto" fo:break-before="auto" fo:break-after="auto" fo:keep-with-next="auto"/>
    </style:style>
    <style:style style:name="T1" style:family="text">
      <style:text-properties fo:font-size="23pt" fo:font-weight="bold" style:font-size-asian="23pt" style:font-weight-asian="bold" style:font-size-complex="23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666666"/>
    </style:style>
    <style:style style:name="T4" style:family="text">
      <style:text-properties fo:font-weight="bold" style:font-weight-asian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tyle="italic" style:font-style-asian="italic"/>
    </style:style>
    <style:style style:name="T7" style:family="text">
      <style:text-properties style:font-name="Courier New" style:font-name-asian="Courier New1" style:font-name-complex="Courier New1"/>
    </style:style>
    <style:style style:name="T8" style:family="text">
      <style:text-properties style:font-name="Courier New" officeooo:rsid="001d5aa7" style:font-name-asian="Courier New1" style:font-name-complex="Courier New1"/>
    </style:style>
    <style:style style:name="T9" style:family="text">
      <style:text-properties style:font-name="Courier New" officeooo:rsid="0020d267" style:font-name-asian="Courier New1" style:font-name-complex="Courier New1"/>
    </style:style>
    <style:style style:name="T10" style:family="text">
      <style:text-properties style:font-name="Courier New" style:text-underline-style="none" style:font-name-asian="Courier New1" style:font-name-complex="Courier New1"/>
    </style:style>
    <style:style style:name="T11" style:family="text">
      <style:text-properties fo:font-size="17pt" fo:font-weight="bold" style:font-size-asian="17pt" style:font-weight-asian="bold" style:font-size-complex="17pt"/>
    </style:style>
    <style:style style:name="T12" style:family="text">
      <style:text-properties officeooo:rsid="001c0cc2"/>
    </style:style>
    <style:style style:name="T13" style:family="text">
      <style:text-properties officeooo:rsid="001d5aa7"/>
    </style:style>
    <style:style style:name="T14" style:family="text">
      <style:text-properties officeooo:rsid="0020d2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6gbj8hwfu93v"/>I/O and File Handling</text:p>
      <text:p text:style-name="Heading_20_2"><text:bookmark text:name="_qncrmpqjhh6x"/>Exercises</text:p>
      <text:p text:style-name="Heading_20_3"><text:bookmark text:name="_u1ddizwzp2zj"/>Week 8</text:p>
      <text:p text:style-name="P2">Prior to attempting these exercises ensure you have read the lecture notes and/or viewed the video, and followed the practical. You may wish to use the Python interpreter in interactive mode to help work out the solutions to some of the questions.</text:p>
      <text:p text:style-name="P2">Download and store this document within your own filespace, so the contents can be edited. You will be able to refer to it during the test in Week 6.</text:p>
      <text:p text:style-name="P3"/>
      <text:p text:style-name="P10"><text:span text:style-name="T3">Enter your answers directly into the highlighted boxes.</text:span></text:p>
      <text:p text:style-name="P10"/>
      <text:p text:style-name="P21"/>
      <text:p text:style-name="P21"/>
      <text:p text:style-name="P3"/>
      <text:p text:style-name="P3"/>
      <text:p text:style-name="P3"/>
      <text:p text:style-name="P3"/>
      <text:p text:style-name="P3"/>
      <text:p text:style-name="P21"/>
      <text:p text:style-name="P21"/>
      <text:p text:style-name="P21"/>
      <text:p text:style-name="P21"/>
      <text:p text:style-name="P21">For more information about the module delivery, assessment and feedback please refer to the module within the MyBeckett portal.</text:p>
      <text:p text:style-name="P4"><text:span text:style-name="T4">_________________________________________________________________________</text:span></text:p>
      <text:p text:style-name="P31"><text:bookmark text:name="_hk4qp072oeds"/><text:span text:style-name="T5">©2021 Mark Dixon / Tony Jenkins</text:span></text:p>
      <text:p text:style-name="P4"><text:span text:style-name="T4">_________________________________________________________________________</text:span></text:p>
      <text:p text:style-name="P4">Which of the following represents a Python <text:span text:style-name="T6">f-string</text:span>? </text:p>
      <text:list xml:id="list4149071494" text:style-name="WWNum1">
        <text:list-item>
          <text:p text:style-name="P22"><text:span text:style-name="T7">"Hello {}, you have logged in".format(name)</text:span></text:p>
        </text:list-item>
        <text:list-item>
          <text:p text:style-name="P22"><text:soft-page-break/><text:span text:style-name="T7">"Hello {name}, you have logged in"</text:span></text:p>
        </text:list-item>
        <text:list-item>
          <text:p text:style-name="P23"><text:span text:style-name="T7">f"Hello {name}, you have logged in"</text:span></text:p>
        </text:list-item>
        <text:list-item>
          <text:p text:style-name="P22"><text:span text:style-name="T7">"Hello %s, you have logged in" % name</text:span></text:p>
        </text:list-item>
      </text:list>
      <text:p text:style-name="P4"><text:span text:style-name="T6">Answer:</text:span></text:p>
      <text:p text:style-name="P10"/>
      <text:p text:style-name="P11">c) <text:span text:style-name="T7">f"Hello {name}, you have logged in"</text:span></text:p>
      <text:p text:style-name="P28"><text:span text:style-name="T7"/></text:p>
      <text:p text:style-name="P4"><text:span text:style-name="T4">_________________________________________________________________________</text:span></text:p>
      <text:p text:style-name="P4">Given the following definition of <text:span text:style-name="T7">value</text:span>, what would each of the following statements display?</text:p>
      <text:p text:style-name="P4"><text:span text:style-name="T7">value = 10.768572</text:span></text:p>
      <text:p text:style-name="P4"><text:span text:style-name="T7">print(f"Value is {value}")</text:span></text:p>
      <text:p text:style-name="P4"><text:span text:style-name="T6">Answer:</text:span></text:p>
      <text:p text:style-name="P5"><text:span text:style-name="T7"/></text:p>
      <text:p text:style-name="P9"><text:span text:style-name="T7">Value is 10.768572</text:span></text:p>
      <text:p text:style-name="P10"/>
      <text:p text:style-name="P4"><text:span text:style-name="T7">print(f"Value is {value * 10}")</text:span></text:p>
      <text:p text:style-name="P4"><text:span text:style-name="T6">Answer:</text:span></text:p>
      <text:p text:style-name="P10"/>
      <text:p text:style-name="P10">Value is 107.68572</text:p>
      <text:p text:style-name="P29"/>
      <text:p text:style-name="P4"><text:span text:style-name="T7">print(f"Value is {value:.2f}")</text:span></text:p>
      <text:p text:style-name="P4"><text:span text:style-name="T6">Answer:</text:span></text:p>
      <text:p text:style-name="P10"/>
      <text:p text:style-name="P10">Value is 10.77</text:p>
      <text:p text:style-name="P29"/>
      <text:p text:style-name="P4"><text:span text:style-name="T7">print(f"Value is {value:16.2f}")</text:span></text:p>
      <text:p text:style-name="P4"><text:span text:style-name="T6">Answer:</text:span></text:p>
      <text:p text:style-name="P10">Value is <text:s text:c="11"/>10.77</text:p>
      <text:p text:style-name="P10"/>
      <text:p text:style-name="P4"><text:span text:style-name="T7">print(f"Value is {value:0&gt;16.2f}")</text:span></text:p>
      <text:p text:style-name="P4"><text:soft-page-break/><text:span text:style-name="T6">Answer:</text:span></text:p>
      <text:p text:style-name="P10">Value is 0000000000010.77</text:p>
      <text:p text:style-name="P10"/>
      <text:p text:style-name="P4"><text:span text:style-name="T4">_________________________________________________________________________</text:span></text:p>
      <text:p text:style-name="P4">Within an <text:span text:style-name="T6">f-string</text:span> <text:span text:style-name="T4">format specifier</text:span> what does the ‘<text:span text:style-name="T7">^</text:span>’ alignment character signify?</text:p>
      <text:p text:style-name="P4"><text:span text:style-name="T6">Answer:</text:span></text:p>
      <text:p text:style-name="P12">It centers the value within the available space.</text:p>
      <text:p text:style-name="P10"/>
      <text:p text:style-name="P4"><text:span text:style-name="T4">_________________________________________________________________________</text:span></text:p>
      <text:p text:style-name="P4">Write a statement which uses the <text:span text:style-name="T7">str.format()</text:span> to generate the same output as the following <text:span text:style-name="T6">f-string</text:span> statement -</text:p>
      <text:p text:style-name="P4"><text:span text:style-name="T7">print(f"pi to 5 decimal places is {math.pi:.5f}")</text:span></text:p>
      <text:p text:style-name="P4"><text:span text:style-name="T6">Answer:</text:span></text:p>
      <text:p text:style-name="P10">&gt;&gt;&gt; import math</text:p>
      <text:p text:style-name="P29">&gt;&gt;&gt;</text:p>
      <text:p text:style-name="P29">&gt;&gt;&gt; print("pi to 5 decimal places is {:.5f}".format(math.pi))</text:p>
      <text:p text:style-name="P29">pi to 5 decimal places is 3.14159</text:p>
      <text:p text:style-name="P10"/>
      <text:p text:style-name="P4"><text:span text:style-name="T4">_________________________________________________________________________</text:span></text:p>
      <text:p text:style-name="P4">What would the following statement display?</text:p>
      <text:p text:style-name="P4"><text:span text:style-name="T7">print("Length = {1} Width = {0}".format(10,20))</text:span></text:p>
      <text:p text:style-name="P4"><text:span text:style-name="T6">Answer:</text:span></text:p>
      <text:p text:style-name="P10">Length = 20 Width = 10</text:p>
      <text:p text:style-name="P10"/>
      <text:p text:style-name="P4"><text:span text:style-name="T4">_________________________________________________________________________</text:span></text:p>
      <text:p text:style-name="P4">What <text:span text:style-name="T6">exactly</text:span> would the following statement display?</text:p>
      <text:p text:style-name="P4"><text:span text:style-name="T7">print("Hello".rjust(10))</text:span></text:p>
      <text:p text:style-name="P4"><text:span text:style-name="T6">Answer:</text:span></text:p>
      <text:p text:style-name="P10"><text:s text:c="5"/>Hello</text:p>
      <text:p text:style-name="P10"/>
      <text:p text:style-name="P4"><text:span text:style-name="T4">_________________________________________________________________________</text:span></text:p>
      <text:p text:style-name="P4"><text:soft-page-break/>On which older programming language is the <text:span text:style-name="T6">%-formatting</text:span> style loosely based?</text:p>
      <text:p text:style-name="P4"><text:span text:style-name="T6">Answer:</text:span></text:p>
      <text:p text:style-name="P13">It is based on c language’s printf-style formatting.</text:p>
      <text:p text:style-name="P10"/>
      <text:p text:style-name="P4"><text:span text:style-name="T4">_________________________________________________________________________</text:span></text:p>
      <text:p text:style-name="P4">Write a Python program that uses a loop and the <text:span text:style-name="T7">str.rjust()</text:span> method to generate the following output. </text:p>
      <text:p text:style-name="P24"><text:span text:style-name="T7"><text:s/></text:span></text:p>
      <text:p text:style-name="P24"><text:span text:style-name="T7">##########</text:span></text:p>
      <text:p text:style-name="P19"><text:span text:style-name="T7"><text:s/>#########</text:span></text:p>
      <text:p text:style-name="P19"><text:span text:style-name="T7"><text:s text:c="2"/>########</text:span></text:p>
      <text:p text:style-name="P19"><text:span text:style-name="T7"><text:s text:c="3"/>#######</text:span></text:p>
      <text:p text:style-name="P19"><text:span text:style-name="T7"><text:s text:c="4"/>######</text:span></text:p>
      <text:p text:style-name="P19"><text:span text:style-name="T7"><text:s text:c="5"/>#####</text:span></text:p>
      <text:p text:style-name="P19"><text:span text:style-name="T7"><text:s text:c="6"/>####</text:span></text:p>
      <text:p text:style-name="P19"><text:span text:style-name="T7"><text:s text:c="7"/>###</text:span></text:p>
      <text:p text:style-name="P19"><text:span text:style-name="T7"><text:s text:c="8"/>##</text:span></text:p>
      <text:p text:style-name="P19"><text:span text:style-name="T7"><text:s text:c="9"/>#</text:span></text:p>
      <text:p text:style-name="P4"><text:span text:style-name="T6">Hint:</text:span> The program will start as follows</text:p>
      <text:p text:style-name="P24"><text:span text:style-name="T7">for n in range(10,0,-1):</text:span></text:p>
      <text:p text:style-name="P24"><text:span text:style-name="T7"><text:s text:c="3"/>line = "#" * n</text:span></text:p>
      <text:p text:style-name="P24"><text:span text:style-name="T7"><text:s text:c="3"/># rest of code....</text:span></text:p>
      <text:p text:style-name="P4"><text:span text:style-name="T6">Answer:</text:span></text:p>
      <text:p text:style-name="P10">&gt;&gt;&gt; for n in range(10, 0, -1):</text:p>
      <text:p text:style-name="P29">... <text:s text:c="4"/>line = "#" * n</text:p>
      <text:p text:style-name="P29">... <text:s text:c="4"/>print(line.rjust(10))</text:p>
      <text:p text:style-name="P29">...</text:p>
      <text:p text:style-name="P29">##########</text:p>
      <text:p text:style-name="P29"><text:s/>#########</text:p>
      <text:p text:style-name="P29"><text:s text:c="2"/>########</text:p>
      <text:p text:style-name="P29"><text:s text:c="3"/>#######</text:p>
      <text:p text:style-name="P29"><text:s text:c="4"/>######</text:p>
      <text:p text:style-name="P29"><text:s text:c="5"/>#####</text:p>
      <text:p text:style-name="P29"><text:s text:c="6"/>####</text:p>
      <text:p text:style-name="P29"><text:s text:c="7"/>###</text:p>
      <text:p text:style-name="P29"><text:s text:c="8"/>##</text:p>
      <text:p text:style-name="P29"><text:s text:c="9"/>#</text:p>
      <text:p text:style-name="P10"/>
      <text:p text:style-name="P4"><text:span text:style-name="T4">_________________________________________________________________________</text:span></text:p>
      <text:p text:style-name="P4">What is the basic element that <text:span text:style-name="T6">all</text:span> computer files contain?</text:p>
      <text:p text:style-name="P4"><text:span text:style-name="T6">Answer:</text:span></text:p>
      <text:p text:style-name="P6"><text:soft-page-break/><text:span text:style-name="T12">T</text:span>he basic element that <text:span text:style-name="T6">all</text:span> computer files contain <text:span text:style-name="T12">is data.</text:span></text:p>
      <text:p text:style-name="P10"/>
      <text:p text:style-name="P3"/>
      <text:p text:style-name="P4"><text:span text:style-name="T4">_________________________________________________________________________</text:span></text:p>
      <text:p text:style-name="P4">What <text:span text:style-name="T6">function</text:span> must be called before the contents of a file can be accessed?</text:p>
      <text:p text:style-name="P4"><text:span text:style-name="T6">Answer:</text:span></text:p>
      <text:p text:style-name="P10"/>
      <text:p text:style-name="P13">open() <text:span text:style-name="T6">function</text:span> must be called before the contents of a file can be accessed.</text:p>
      <text:p text:style-name="P30"/>
      <text:p text:style-name="P4"><text:span text:style-name="T4">_________________________________________________________________________</text:span></text:p>
      <text:p text:style-name="P4">What <text:span text:style-name="T6">method</text:span> must be called on a file object once processing is complete?</text:p>
      <text:p text:style-name="P4"><text:span text:style-name="T6">Answer:</text:span></text:p>
      <text:p text:style-name="P13">close() <text:s/><text:span text:style-name="T6">method</text:span> must be called on a file object once processing is complete.</text:p>
      <text:p text:style-name="P10"/>
      <text:p text:style-name="P4"><text:span text:style-name="T4">_________________________________________________________________________</text:span></text:p>
      <text:p text:style-name="P4">Following execution of the given statement, would the file ‘<text:span text:style-name="T7">myfile.txt</text:span>’ be open for <text:span text:style-name="T6">reading</text:span> or for <text:span text:style-name="T6">writing</text:span>?</text:p>
      <text:p text:style-name="P19"><text:span text:style-name="T7">f = open("myfile.txt")</text:span></text:p>
      <text:p text:style-name="P4"><text:span text:style-name="T6">Answer:</text:span></text:p>
      <text:p text:style-name="P7"><text:span text:style-name="T13">T</text:span>he file ‘<text:span text:style-name="T7">myfile.txt</text:span>’ be open for <text:span text:style-name="T6">reading.</text:span></text:p>
      <text:p text:style-name="P10"/>
      <text:p text:style-name="P4"><text:span text:style-name="T4">_________________________________________________________________________</text:span></text:p>
      <text:p text:style-name="P4">Following execution of the given statement, would the file <text:span text:style-name="T7">yourfile.txt</text:span> be open for <text:span text:style-name="T6">reading</text:span> or for <text:span text:style-name="T6">writing</text:span>?</text:p>
      <text:p text:style-name="P19"><text:span text:style-name="T7">f2 = open("yourfile.txt", "w")</text:span></text:p>
      <text:p text:style-name="P4"><text:span text:style-name="T6">Answer:</text:span></text:p>
      <text:p text:style-name="P7"><text:span text:style-name="T13">T</text:span>he file <text:span text:style-name="T7">yourfile.txt</text:span> be open for <text:span text:style-name="T6">writing.</text:span></text:p>
      <text:p text:style-name="P10"/>
      <text:p text:style-name="P4"><text:span text:style-name="T4">_________________________________________________________________________</text:span></text:p>
      <text:p text:style-name="P4"/>
      <text:p text:style-name="P4"><text:soft-page-break/>Following execution of the given statement, what would be the <text:span text:style-name="T6">mode of operation</text:span> applied to file <text:span text:style-name="T7">gfxlib.so </text:span>?</text:p>
      <text:p text:style-name="P19"><text:span text:style-name="T7">f3 = open("gfxlib.so", "r+b")</text:span></text:p>
      <text:p text:style-name="P4"><text:span text:style-name="T6">Answer:</text:span></text:p>
      <text:p text:style-name="P14">read and write binary <text:span text:style-name="T6">mode of operation</text:span> applied to file <text:span text:style-name="T7">gfxlib.so.</text:span></text:p>
      <text:p text:style-name="P10"/>
      <text:p text:style-name="P4"><text:span text:style-name="T4">_________________________________________________________________________</text:span></text:p>
      <text:p text:style-name="P4">What is the difference between the two following method calls?</text:p>
      <text:p text:style-name="P19"><text:span text:style-name="T7">f.readline()</text:span></text:p>
      <text:p text:style-name="P19"><text:span text:style-name="T7">f.readlines()</text:span></text:p>
      <text:p text:style-name="P4"><text:span text:style-name="T6">Answer:</text:span></text:p>
      <text:p text:style-name="P15"><text:span text:style-name="T7">f.readline()</text:span><text:span text:style-name="T8">method reads one line from the file and returns it as a string whereas f.readlines() method reads all the lines and returns it as a list of strings.</text:span></text:p>
      <text:p text:style-name="P10"/>
      <text:p text:style-name="P4"><text:span text:style-name="T4">_________________________________________________________________________</text:span></text:p>
      <text:p text:style-name="P4">How much of the file content would be read with the following method call?</text:p>
      <text:p text:style-name="P19"><text:span text:style-name="T7">content = f.read()</text:span></text:p>
      <text:p text:style-name="P4"><text:span text:style-name="T6">Answer:</text:span></text:p>
      <text:p text:style-name="P14">The entire contents <text:s/>would be read with the following method call.</text:p>
      <text:p text:style-name="P10"/>
      <text:p text:style-name="P4"><text:span text:style-name="T4">_________________________________________________________________________</text:span></text:p>
      <text:p text:style-name="P4">If the variable ‘<text:span text:style-name="T7">my_file</text:span>’ referred to a text file, what would the following code do?</text:p>
      <text:p text:style-name="P19"><text:span text:style-name="T7">for next in my_file:</text:span></text:p>
      <text:p text:style-name="P25"><text:span text:style-name="T7">print(next)</text:span></text:p>
      <text:p text:style-name="P26"/>
      <text:p text:style-name="P4"><text:span text:style-name="T6">Answer:</text:span></text:p>
      <text:p text:style-name="P16">Read the contents of the text file line by line and print each line.</text:p>
      <text:p text:style-name="P10"/>
      <text:p text:style-name="P3"/>
      <text:p text:style-name="P4"><text:span text:style-name="T4">_________________________________________________________________________</text:span></text:p>
      <text:p text:style-name="P4">What is the issue with the following code? And how could it be fixed?</text:p>
      <text:p text:style-name="P27"><text:soft-page-break/><text:span text:style-name="T7">f = open("details.txt", "w")</text:span></text:p>
      <text:p text:style-name="P27"><text:span text:style-name="T7">total = 100</text:span></text:p>
      <text:p text:style-name="P27"><text:span text:style-name="T7">f.write(total)</text:span></text:p>
      <text:p text:style-name="P27"><text:span text:style-name="T7">f.close()</text:span></text:p>
      <text:p text:style-name="P26"/>
      <text:p text:style-name="P4"><text:span text:style-name="T6">Answer:</text:span></text:p>
      <text:p text:style-name="P16">The issue is write() method expects a string as its agument, but the variable total is an integer. It can be fixed by converting the integer into string using str() function.</text:p>
      <text:p text:style-name="P10"/>
      <text:p text:style-name="P4"><text:span text:style-name="T4">_________________________________________________________________________</text:span></text:p>
      <text:p text:style-name="P4">What is the purpose of the file <text:span text:style-name="T7">tell()</text:span> method?</text:p>
      <text:p text:style-name="P4"><text:span text:style-name="T6">Answer:</text:span></text:p>
      <text:p text:style-name="P8"><text:span text:style-name="T14">T</text:span>he purpose of the file <text:span text:style-name="T7">tell()</text:span> method <text:span text:style-name="T14">is to get the current file position in a file stream.</text:span></text:p>
      <text:p text:style-name="P10"/>
      <text:p text:style-name="P4"><text:span text:style-name="T4">_________________________________________________________________________</text:span></text:p>
      <text:p text:style-name="P4">What does the following code do?</text:p>
      <text:p text:style-name="P19"><text:span text:style-name="T7">f.seek(0)</text:span></text:p>
      <text:p text:style-name="P4"><text:span text:style-name="T6">Answer:</text:span></text:p>
      <text:p text:style-name="P17">Sets the file position to the beginning of the file.</text:p>
      <text:p text:style-name="P10"/>
      <text:p text:style-name="P4"><text:span text:style-name="T4">_________________________________________________________________________</text:span></text:p>
      <text:p text:style-name="P4">Why is file handling often done using a ‘<text:span text:style-name="T7">with</text:span>’ statement as shown below?</text:p>
      <text:p text:style-name="P19"><text:span text:style-name="T7">with open("data.txt") as f:</text:span></text:p>
      <text:p text:style-name="P19"><text:span text:style-name="T7"><text:tab/>lines = f.readlines()</text:span></text:p>
      <text:p text:style-name="P20"/>
      <text:p text:style-name="P4"><text:span text:style-name="T6">Answer:</text:span></text:p>
      <text:p text:style-name="P8"><text:span text:style-name="T14">F</text:span>ile handling <text:span text:style-name="T14">is often done using a ‘</text:span><text:span text:style-name="T9">with</text:span><text:span text:style-name="T14">’ statement to open the file and read its contents in a single block of code.</text:span></text:p>
      <text:p text:style-name="P10"/>
      <text:p text:style-name="P3"/>
      <text:p text:style-name="P4"><text:span text:style-name="T4">_________________________________________________________________________</text:span></text:p>
      <text:p text:style-name="P18"/>
      <text:p text:style-name="P32"><text:bookmark text:name="_vetvld75xnul"/><text:soft-page-break/><text:span text:style-name="T11">Exercises are complete</text:span></text:p>
      <text:p text:style-name="P2">Save this logbook with your answers. Then ask your tutor to check your responses to each question.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Courier New" fo:font-family="'Courier New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1-13T21:17:19.204000000</dc:date>
    <meta:editing-duration>PT31S</meta:editing-duration>
    <meta:editing-cycles>1</meta:editing-cycles>
    <meta:document-statistic meta:table-count="0" meta:image-count="0" meta:object-count="0" meta:page-count="8" meta:paragraph-count="163" meta:word-count="861" meta:character-count="6774" meta:non-whitespace-character-count="5953"/>
    <meta:generator>Neat_Office/6.2.8.2$Windows_x86 LibreOffice_project/</meta:generator>
  </office:meta>
</office:document-meta>
</file>